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E00000364A40F77ECCA3DFB5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6929in" svg:height="6.9992in" draw:z-index="0"><draw:image xlink:href="Pictures/100000000000033E00000364A40F77ECCA3DFB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6:32:25.651133997</meta:creation-date>
    <meta:print-date>2019-03-22T16:43:13.676674824</meta:print-date>
    <dc:date>2019-03-22T16:45:32.760115202</dc:date>
    <meta:editing-duration>PT2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2.1$Linux_X86_64 LibreOffice_project/65905a128db06ba48db947242809d14d3f9a93fe</meta:generator>
  </office:meta>
</office:document-meta>
</file>